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dami" svg:font-family="Badami" style:font-pitch="variable"/>
    <style:font-face style:name="Charis SIL" svg:font-family="'Charis SIL'" style:font-pitch="variable"/>
    <style:font-face style:name="GUJ Patel" svg:font-family="'GUJ Patel'" style:font-pitch="variable"/>
    <style:font-face style:name="Gentium Book Plus" svg:font-family="'Gentium Book Plus'" style:font-pitch="variable"/>
    <style:font-face style:name="Gir" svg:font-family="Gi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igai" svg:font-family="Vaigai" style:font-pitch="variable"/>
  </office:font-face-decls>
  <office:automatic-styles>
    <style:style style:name="P1" style:family="paragraph" style:parent-style-name="Standard">
      <style:text-properties style:font-name="Gentium Book Plus" officeooo:rsid="00091ac4" officeooo:paragraph-rsid="00091ac4"/>
    </style:style>
    <style:style style:name="P2" style:family="paragraph" style:parent-style-name="Standard">
      <style:text-properties style:font-name="Gentium Book Plus" officeooo:paragraph-rsid="00091ac4"/>
    </style:style>
    <style:style style:name="P3" style:family="paragraph" style:parent-style-name="Standard">
      <style:text-properties style:font-name="Charis SIL" officeooo:rsid="00091ac4" officeooo:paragraph-rsid="000c0d64"/>
    </style:style>
    <style:style style:name="P4" style:family="paragraph" style:parent-style-name="Standard">
      <style:text-properties style:font-name="Charis SIL" officeooo:paragraph-rsid="00091ac4"/>
    </style:style>
    <style:style style:name="P5" style:family="paragraph" style:parent-style-name="Standard">
      <style:text-properties style:font-name="GUJ Patel" fo:font-size="14pt" officeooo:paragraph-rsid="00091ac4" style:font-size-asian="14pt" style:font-name-complex="GUJ Patel" style:font-size-complex="14pt"/>
    </style:style>
    <style:style style:name="P6" style:family="paragraph" style:parent-style-name="Standard">
      <style:text-properties style:font-name="GUJ Patel" fo:font-size="12pt" officeooo:rsid="00091ac4" officeooo:paragraph-rsid="00091ac4" style:font-size-asian="12pt" style:font-name-complex="GUJ Patel" style:font-size-complex="12pt"/>
    </style:style>
    <style:style style:name="P7" style:family="paragraph" style:parent-style-name="Standard">
      <style:text-properties style:font-name="Gir" fo:font-size="14pt" officeooo:rsid="00091ac4" officeooo:paragraph-rsid="00091ac4" style:font-size-asian="14pt" style:font-name-complex="Gir" style:font-size-complex="14pt"/>
    </style:style>
    <style:style style:name="P8" style:family="paragraph" style:parent-style-name="Standard">
      <style:text-properties style:font-name="Gir" fo:font-size="14pt" style:font-size-asian="14pt" style:font-name-complex="Gir" style:font-size-complex="14pt"/>
    </style:style>
    <style:style style:name="P9" style:family="paragraph" style:parent-style-name="Standard">
      <style:text-properties style:font-name="Badami" fo:font-size="16pt" officeooo:rsid="000c0d64" officeooo:paragraph-rsid="000ca506" style:font-size-asian="16pt" style:font-name-complex="Badami" style:font-size-complex="16pt"/>
    </style:style>
    <style:style style:name="P10" style:family="paragraph" style:parent-style-name="Standard">
      <style:text-properties style:font-name="Badami" fo:font-size="16pt" officeooo:paragraph-rsid="000c0d64" style:font-size-asian="16pt" style:font-name-complex="Badami" style:font-size-complex="16pt"/>
    </style:style>
    <style:style style:name="P11" style:family="paragraph" style:parent-style-name="Standard">
      <style:text-properties style:font-name="Vaigai" fo:font-size="14pt" officeooo:rsid="000ca506" officeooo:paragraph-rsid="000ca506" style:font-size-asian="14pt" style:font-name-complex="Vaigai" style:font-size-complex="14pt"/>
    </style:style>
    <style:style style:name="P12" style:family="paragraph" style:parent-style-name="Standard">
      <style:text-properties style:font-name="Vaigai" fo:font-size="14pt" officeooo:paragraph-rsid="000ca506" style:font-size-asian="14pt" style:font-name-complex="Vaigai" style:font-size-complex="14pt"/>
    </style:style>
    <style:style style:name="T1" style:family="text">
      <style:text-properties officeooo:rsid="00091ac4"/>
    </style:style>
    <style:style style:name="T2" style:family="text">
      <style:text-properties officeooo:rsid="000c0d64"/>
    </style:style>
    <style:style style:name="T3" style:family="text">
      <style:text-properties officeooo:rsid="000ca5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Gir</text:p>
      <text:p text:style-name="P8">“ઘ”</text:p>
      <text:p text:style-name="P8">‘ઘ’</text:p>
      <text:p text:style-name="P6">Patel</text:p>
      <text:p text:style-name="P5">“ઘ”</text:p>
      <text:p text:style-name="P5">‘ઘ’</text:p>
      <text:p text:style-name="P11">Vaigai</text:p>
      <text:p text:style-name="P12">“<text:span text:style-name="T3">க</text:span>”</text:p>
      <text:p text:style-name="P12">‘<text:span text:style-name="T3">க</text:span>’</text:p>
      <text:p text:style-name="P9">Badami</text:p>
      <text:p text:style-name="P10">“<text:span text:style-name="T2">ಕ</text:span>”</text:p>
      <text:p text:style-name="P10">‘<text:span text:style-name="T2">ಕ</text:span>’</text:p>
      <text:p text:style-name="P3">Charis</text:p>
      <text:p text:style-name="P4">“<text:span text:style-name="T1">K</text:span>”</text:p>
      <text:p text:style-name="P4">‘<text:span text:style-name="T1">K</text:span>’</text:p>
      <text:p text:style-name="P1">Gentium</text:p>
      <text:p text:style-name="P2">“<text:span text:style-name="T1">K</text:span>”</text:p>
      <text:p text:style-name="P2">‘<text:span text:style-name="T1">K</text:span>’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Badami" svg:font-family="Badami" style:font-pitch="variable"/>
    <style:font-face style:name="Charis SIL" svg:font-family="'Charis SIL'" style:font-pitch="variable"/>
    <style:font-face style:name="GUJ Patel" svg:font-family="'GUJ Patel'" style:font-pitch="variable"/>
    <style:font-face style:name="Gentium Book Plus" svg:font-family="'Gentium Book Plus'" style:font-pitch="variable"/>
    <style:font-face style:name="Gir" svg:font-family="Gir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Vaigai" svg:font-family="Vaigai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font-name-asian="Noto Serif CJK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6T16:15:13.598411472</dc:date>
    <meta:editing-duration>PT37M49S</meta:editing-duration>
    <meta:editing-cycles>4</meta:editing-cycles>
    <meta:generator>LibreOffice/24.2.2.2$Linux_X86_64 LibreOffice_project/420$Build-2</meta:generator>
    <meta:document-statistic meta:table-count="0" meta:image-count="0" meta:object-count="0" meta:page-count="1" meta:paragraph-count="18" meta:word-count="18" meta:character-count="69" meta:non-whitespace-character-count="69"/>
  </office:meta>
</office:document-meta>
</file>